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1:53:4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5863" calcext:value-type="float">
            <text:p>35863</text:p>
          </table:table-cell>
          <table:table-cell office:value-type="float" office:value="19625" calcext:value-type="float">
            <text:p>19625</text:p>
          </table:table-cell>
          <table:table-cell office:value-type="float" office:value="16238" calcext:value-type="float">
            <text:p>16238</text:p>
          </table:table-cell>
          <table:table-cell office:value-type="float" office:value="60812" calcext:value-type="float">
            <text:p>60812</text:p>
          </table:table-cell>
          <table:table-cell office:value-type="float" office:value="30313" calcext:value-type="float">
            <text:p>30313</text:p>
          </table:table-cell>
          <table:table-cell office:value-type="float" office:value="30499" calcext:value-type="float">
            <text:p>30499</text:p>
          </table:table-cell>
          <table:table-cell office:value-type="float" office:value="25313" calcext:value-type="float">
            <text:p>25313</text:p>
          </table:table-cell>
          <table:table-cell office:value-type="float" office:value="12735" calcext:value-type="float">
            <text:p>12735</text:p>
          </table:table-cell>
          <table:table-cell office:value-type="float" office:value="12578" calcext:value-type="float">
            <text:p>12578</text:p>
          </table:table-cell>
          <table:table-cell/>
          <table:table-cell table:formula="of:=[.K2]/[.E2]" office:value-type="percentage" office:value="0.774602783594039" calcext:value-type="percentage">
            <text:p>77.46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46690" calcext:value-type="float">
            <text:p>46690</text:p>
          </table:table-cell>
          <table:table-cell office:value-type="float" office:value="27103" calcext:value-type="float">
            <text:p>27103</text:p>
          </table:table-cell>
          <table:table-cell office:value-type="float" office:value="19587" calcext:value-type="float">
            <text:p>19587</text:p>
          </table:table-cell>
          <table:table-cell office:value-type="float" office:value="58372" calcext:value-type="float">
            <text:p>58372</text:p>
          </table:table-cell>
          <table:table-cell office:value-type="float" office:value="28648" calcext:value-type="float">
            <text:p>28648</text:p>
          </table:table-cell>
          <table:table-cell office:value-type="float" office:value="29724" calcext:value-type="float">
            <text:p>29724</text:p>
          </table:table-cell>
          <table:table-cell office:value-type="float" office:value="22370" calcext:value-type="float">
            <text:p>22370</text:p>
          </table:table-cell>
          <table:table-cell office:value-type="float" office:value="11278" calcext:value-type="float">
            <text:p>11278</text:p>
          </table:table-cell>
          <table:table-cell office:value-type="float" office:value="11092" calcext:value-type="float">
            <text:p>11092</text:p>
          </table:table-cell>
          <table:table-cell/>
          <table:table-cell table:formula="of:=[.K3]/[.E3]" office:value-type="percentage" office:value="0.566293970490632" calcext:value-type="percentage">
            <text:p>56.63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20140" calcext:value-type="float">
            <text:p>20140</text:p>
          </table:table-cell>
          <table:table-cell office:value-type="float" office:value="0" calcext:value-type="float">
            <text:p>0</text:p>
          </table:table-cell>
          <table:table-cell office:value-type="float" office:value="20140" calcext:value-type="float">
            <text:p>20140</text:p>
          </table:table-cell>
          <table:table-cell office:value-type="float" office:value="29164" calcext:value-type="float">
            <text:p>29164</text:p>
          </table:table-cell>
          <table:table-cell office:value-type="float" office:value="0" calcext:value-type="float">
            <text:p>0</text:p>
          </table:table-cell>
          <table:table-cell office:value-type="float" office:value="29164" calcext:value-type="float">
            <text:p>29164</text:p>
          </table:table-cell>
          <table:table-cell office:value-type="float" office:value="10851" calcext:value-type="float">
            <text:p>10851</text:p>
          </table:table-cell>
          <table:table-cell office:value-type="float" office:value="0" calcext:value-type="float">
            <text:p>0</text:p>
          </table:table-cell>
          <table:table-cell office:value-type="float" office:value="10851" calcext:value-type="float">
            <text:p>10851</text:p>
          </table:table-cell>
          <table:table-cell/>
          <table:table-cell table:formula="of:=[.K4]/[.E4]" office:value-type="percentage" office:value="0.538778550148957" calcext:value-type="percentage">
            <text:p>53.8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7910" calcext:value-type="float">
            <text:p>47910</text:p>
          </table:table-cell>
          <table:table-cell office:value-type="float" office:value="26039" calcext:value-type="float">
            <text:p>26039</text:p>
          </table:table-cell>
          <table:table-cell office:value-type="float" office:value="21871" calcext:value-type="float">
            <text:p>21871</text:p>
          </table:table-cell>
          <table:table-cell office:value-type="float" office:value="54036" calcext:value-type="float">
            <text:p>54036</text:p>
          </table:table-cell>
          <table:table-cell office:value-type="float" office:value="26439" calcext:value-type="float">
            <text:p>26439</text:p>
          </table:table-cell>
          <table:table-cell office:value-type="float" office:value="27597" calcext:value-type="float">
            <text:p>27597</text:p>
          </table:table-cell>
          <table:table-cell office:value-type="float" office:value="21891" calcext:value-type="float">
            <text:p>21891</text:p>
          </table:table-cell>
          <table:table-cell office:value-type="float" office:value="11010" calcext:value-type="float">
            <text:p>11010</text:p>
          </table:table-cell>
          <table:table-cell office:value-type="float" office:value="10881" calcext:value-type="float">
            <text:p>10881</text:p>
          </table:table-cell>
          <table:table-cell/>
          <table:table-cell table:formula="of:=[.K5]/[.E5]" office:value-type="percentage" office:value="0.497508115769741" calcext:value-type="percentage">
            <text:p>49.7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4915" calcext:value-type="float">
            <text:p>34915</text:p>
          </table:table-cell>
          <table:table-cell office:value-type="float" office:value="20756" calcext:value-type="float">
            <text:p>20756</text:p>
          </table:table-cell>
          <table:table-cell office:value-type="float" office:value="14159" calcext:value-type="float">
            <text:p>14159</text:p>
          </table:table-cell>
          <table:table-cell office:value-type="float" office:value="51309" calcext:value-type="float">
            <text:p>51309</text:p>
          </table:table-cell>
          <table:table-cell office:value-type="float" office:value="25051" calcext:value-type="float">
            <text:p>25051</text:p>
          </table:table-cell>
          <table:table-cell office:value-type="float" office:value="26258" calcext:value-type="float">
            <text:p>26258</text:p>
          </table:table-cell>
          <table:table-cell office:value-type="float" office:value="35417" calcext:value-type="float">
            <text:p>35417</text:p>
          </table:table-cell>
          <table:table-cell office:value-type="float" office:value="17695" calcext:value-type="float">
            <text:p>17695</text:p>
          </table:table-cell>
          <table:table-cell office:value-type="float" office:value="17722" calcext:value-type="float">
            <text:p>17722</text:p>
          </table:table-cell>
          <table:table-cell/>
          <table:table-cell table:formula="of:=[.K6]/[.E6]" office:value-type="percentage" office:value="1.25164206511759" calcext:value-type="percentage">
            <text:p>125.16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7]/[.E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8930" calcext:value-type="float">
            <text:p>38930</text:p>
          </table:table-cell>
          <table:table-cell office:value-type="float" office:value="23113" calcext:value-type="float">
            <text:p>23113</text:p>
          </table:table-cell>
          <table:table-cell office:value-type="float" office:value="15817" calcext:value-type="float">
            <text:p>15817</text:p>
          </table:table-cell>
          <table:table-cell office:value-type="float" office:value="38677" calcext:value-type="float">
            <text:p>38677</text:p>
          </table:table-cell>
          <table:table-cell office:value-type="float" office:value="18386" calcext:value-type="float">
            <text:p>18386</text:p>
          </table:table-cell>
          <table:table-cell office:value-type="float" office:value="20291" calcext:value-type="float">
            <text:p>20291</text:p>
          </table:table-cell>
          <table:table-cell office:value-type="float" office:value="39114" calcext:value-type="float">
            <text:p>39114</text:p>
          </table:table-cell>
          <table:table-cell office:value-type="float" office:value="19543" calcext:value-type="float">
            <text:p>19543</text:p>
          </table:table-cell>
          <table:table-cell office:value-type="float" office:value="19571" calcext:value-type="float">
            <text:p>19571</text:p>
          </table:table-cell>
          <table:table-cell/>
          <table:table-cell table:formula="of:=[.K8]/[.E8]" office:value-type="percentage" office:value="1.23733957134728" calcext:value-type="percentage">
            <text:p>123.7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6663" calcext:value-type="float">
            <text:p>46663</text:p>
          </table:table-cell>
          <table:table-cell office:value-type="float" office:value="26251" calcext:value-type="float">
            <text:p>26251</text:p>
          </table:table-cell>
          <table:table-cell office:value-type="float" office:value="20412" calcext:value-type="float">
            <text:p>20412</text:p>
          </table:table-cell>
          <table:table-cell office:value-type="float" office:value="57668" calcext:value-type="float">
            <text:p>57668</text:p>
          </table:table-cell>
          <table:table-cell office:value-type="float" office:value="28582" calcext:value-type="float">
            <text:p>28582</text:p>
          </table:table-cell>
          <table:table-cell office:value-type="float" office:value="29086" calcext:value-type="float">
            <text:p>29086</text:p>
          </table:table-cell>
          <table:table-cell office:value-type="float" office:value="22288" calcext:value-type="float">
            <text:p>22288</text:p>
          </table:table-cell>
          <table:table-cell office:value-type="float" office:value="11369" calcext:value-type="float">
            <text:p>11369</text:p>
          </table:table-cell>
          <table:table-cell office:value-type="float" office:value="10919" calcext:value-type="float">
            <text:p>10919</text:p>
          </table:table-cell>
          <table:table-cell/>
          <table:table-cell table:formula="of:=[.K9]/[.E9]" office:value-type="percentage" office:value="0.534930433078581" calcext:value-type="percentage">
            <text:p>53.49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40909" calcext:value-type="float">
            <text:p>40909</text:p>
          </table:table-cell>
          <table:table-cell office:value-type="float" office:value="21872" calcext:value-type="float">
            <text:p>21872</text:p>
          </table:table-cell>
          <table:table-cell office:value-type="float" office:value="19037" calcext:value-type="float">
            <text:p>19037</text:p>
          </table:table-cell>
          <table:table-cell office:value-type="float" office:value="59351" calcext:value-type="float">
            <text:p>59351</text:p>
          </table:table-cell>
          <table:table-cell office:value-type="float" office:value="29193" calcext:value-type="float">
            <text:p>29193</text:p>
          </table:table-cell>
          <table:table-cell office:value-type="float" office:value="30158" calcext:value-type="float">
            <text:p>30158</text:p>
          </table:table-cell>
          <table:table-cell office:value-type="float" office:value="22048" calcext:value-type="float">
            <text:p>22048</text:p>
          </table:table-cell>
          <table:table-cell office:value-type="float" office:value="11137" calcext:value-type="float">
            <text:p>11137</text:p>
          </table:table-cell>
          <table:table-cell office:value-type="float" office:value="10911" calcext:value-type="float">
            <text:p>10911</text:p>
          </table:table-cell>
          <table:table-cell/>
          <table:table-cell table:formula="of:=[.K10]/[.E10]" office:value-type="percentage" office:value="0.573147029468929" calcext:value-type="percentage">
            <text:p>57.3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4891" calcext:value-type="float">
            <text:p>34891</text:p>
          </table:table-cell>
          <table:table-cell office:value-type="float" office:value="19460" calcext:value-type="float">
            <text:p>19460</text:p>
          </table:table-cell>
          <table:table-cell office:value-type="float" office:value="15431" calcext:value-type="float">
            <text:p>15431</text:p>
          </table:table-cell>
          <table:table-cell office:value-type="float" office:value="64314" calcext:value-type="float">
            <text:p>64314</text:p>
          </table:table-cell>
          <table:table-cell office:value-type="float" office:value="31474" calcext:value-type="float">
            <text:p>31474</text:p>
          </table:table-cell>
          <table:table-cell office:value-type="float" office:value="32840" calcext:value-type="float">
            <text:p>32840</text:p>
          </table:table-cell>
          <table:table-cell office:value-type="float" office:value="22434" calcext:value-type="float">
            <text:p>22434</text:p>
          </table:table-cell>
          <table:table-cell office:value-type="float" office:value="11314" calcext:value-type="float">
            <text:p>11314</text:p>
          </table:table-cell>
          <table:table-cell office:value-type="float" office:value="11120" calcext:value-type="float">
            <text:p>11120</text:p>
          </table:table-cell>
          <table:table-cell/>
          <table:table-cell table:formula="of:=[.K11]/[.E11]" office:value-type="percentage" office:value="0.720627308664377" calcext:value-type="percentage">
            <text:p>72.0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46086" calcext:value-type="float">
            <text:p>46086</text:p>
          </table:table-cell>
          <table:table-cell office:value-type="float" office:value="26705" calcext:value-type="float">
            <text:p>26705</text:p>
          </table:table-cell>
          <table:table-cell office:value-type="float" office:value="19381" calcext:value-type="float">
            <text:p>19381</text:p>
          </table:table-cell>
          <table:table-cell office:value-type="float" office:value="41544" calcext:value-type="float">
            <text:p>41544</text:p>
          </table:table-cell>
          <table:table-cell office:value-type="float" office:value="21220" calcext:value-type="float">
            <text:p>21220</text:p>
          </table:table-cell>
          <table:table-cell office:value-type="float" office:value="20324" calcext:value-type="float">
            <text:p>20324</text:p>
          </table:table-cell>
          <table:table-cell office:value-type="float" office:value="34500" calcext:value-type="float">
            <text:p>34500</text:p>
          </table:table-cell>
          <table:table-cell office:value-type="float" office:value="17573" calcext:value-type="float">
            <text:p>17573</text:p>
          </table:table-cell>
          <table:table-cell office:value-type="float" office:value="16927" calcext:value-type="float">
            <text:p>16927</text:p>
          </table:table-cell>
          <table:table-cell/>
          <table:table-cell table:formula="of:=[.K12]/[.E12]" office:value-type="percentage" office:value="0.87338114648367" calcext:value-type="percentage">
            <text:p>87.34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6589" calcext:value-type="float">
            <text:p>36589</text:p>
          </table:table-cell>
          <table:table-cell office:value-type="float" office:value="21698" calcext:value-type="float">
            <text:p>21698</text:p>
          </table:table-cell>
          <table:table-cell office:value-type="float" office:value="14891" calcext:value-type="float">
            <text:p>14891</text:p>
          </table:table-cell>
          <table:table-cell office:value-type="float" office:value="55094" calcext:value-type="float">
            <text:p>55094</text:p>
          </table:table-cell>
          <table:table-cell office:value-type="float" office:value="26560" calcext:value-type="float">
            <text:p>26560</text:p>
          </table:table-cell>
          <table:table-cell office:value-type="float" office:value="28534" calcext:value-type="float">
            <text:p>28534</text:p>
          </table:table-cell>
          <table:table-cell office:value-type="float" office:value="31542" calcext:value-type="float">
            <text:p>31542</text:p>
          </table:table-cell>
          <table:table-cell office:value-type="float" office:value="16504" calcext:value-type="float">
            <text:p>16504</text:p>
          </table:table-cell>
          <table:table-cell office:value-type="float" office:value="15038" calcext:value-type="float">
            <text:p>15038</text:p>
          </table:table-cell>
          <table:table-cell/>
          <table:table-cell table:formula="of:=[.K13]/[.E13]" office:value-type="percentage" office:value="1.00987173460479" calcext:value-type="percentage">
            <text:p>100.99%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14]/[.E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15]/[.E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4961" calcext:value-type="float">
            <text:p>34961</text:p>
          </table:table-cell>
          <table:table-cell office:value-type="float" office:value="18988" calcext:value-type="float">
            <text:p>18988</text:p>
          </table:table-cell>
          <table:table-cell office:value-type="float" office:value="15973" calcext:value-type="float">
            <text:p>15973</text:p>
          </table:table-cell>
          <table:table-cell office:value-type="float" office:value="63498" calcext:value-type="float">
            <text:p>63498</text:p>
          </table:table-cell>
          <table:table-cell office:value-type="float" office:value="32168" calcext:value-type="float">
            <text:p>32168</text:p>
          </table:table-cell>
          <table:table-cell office:value-type="float" office:value="31330" calcext:value-type="float">
            <text:p>31330</text:p>
          </table:table-cell>
          <table:table-cell office:value-type="float" office:value="25073" calcext:value-type="float">
            <text:p>25073</text:p>
          </table:table-cell>
          <table:table-cell office:value-type="float" office:value="12777" calcext:value-type="float">
            <text:p>12777</text:p>
          </table:table-cell>
          <table:table-cell office:value-type="float" office:value="12296" calcext:value-type="float">
            <text:p>12296</text:p>
          </table:table-cell>
          <table:table-cell/>
          <table:table-cell table:formula="of:=[.K16]/[.E16]" office:value-type="percentage" office:value="0.769799035873036" calcext:value-type="percentage">
            <text:p>76.98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8865" calcext:value-type="float">
            <text:p>38865</text:p>
          </table:table-cell>
          <table:table-cell office:value-type="float" office:value="22549" calcext:value-type="float">
            <text:p>22549</text:p>
          </table:table-cell>
          <table:table-cell office:value-type="float" office:value="16316" calcext:value-type="float">
            <text:p>16316</text:p>
          </table:table-cell>
          <table:table-cell office:value-type="float" office:value="61065" calcext:value-type="float">
            <text:p>61065</text:p>
          </table:table-cell>
          <table:table-cell office:value-type="float" office:value="29767" calcext:value-type="float">
            <text:p>29767</text:p>
          </table:table-cell>
          <table:table-cell office:value-type="float" office:value="31298" calcext:value-type="float">
            <text:p>31298</text:p>
          </table:table-cell>
          <table:table-cell office:value-type="float" office:value="24024" calcext:value-type="float">
            <text:p>24024</text:p>
          </table:table-cell>
          <table:table-cell office:value-type="float" office:value="12224" calcext:value-type="float">
            <text:p>12224</text:p>
          </table:table-cell>
          <table:table-cell office:value-type="float" office:value="11800" calcext:value-type="float">
            <text:p>11800</text:p>
          </table:table-cell>
          <table:table-cell/>
          <table:table-cell table:formula="of:=[.K17]/[.E17]" office:value-type="percentage" office:value="0.723216474626134" calcext:value-type="percentage">
            <text:p>72.32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7954" calcext:value-type="float">
            <text:p>37954</text:p>
          </table:table-cell>
          <table:table-cell office:value-type="float" office:value="22240" calcext:value-type="float">
            <text:p>22240</text:p>
          </table:table-cell>
          <table:table-cell office:value-type="float" office:value="15714" calcext:value-type="float">
            <text:p>15714</text:p>
          </table:table-cell>
          <table:table-cell office:value-type="float" office:value="64688" calcext:value-type="float">
            <text:p>64688</text:p>
          </table:table-cell>
          <table:table-cell office:value-type="float" office:value="31775" calcext:value-type="float">
            <text:p>31775</text:p>
          </table:table-cell>
          <table:table-cell office:value-type="float" office:value="32913" calcext:value-type="float">
            <text:p>32913</text:p>
          </table:table-cell>
          <table:table-cell office:value-type="float" office:value="22802" calcext:value-type="float">
            <text:p>22802</text:p>
          </table:table-cell>
          <table:table-cell office:value-type="float" office:value="11585" calcext:value-type="float">
            <text:p>11585</text:p>
          </table:table-cell>
          <table:table-cell office:value-type="float" office:value="11217" calcext:value-type="float">
            <text:p>11217</text:p>
          </table:table-cell>
          <table:table-cell/>
          <table:table-cell table:formula="of:=[.K18]/[.E18]" office:value-type="percentage" office:value="0.713822069492173" calcext:value-type="percentage">
            <text:p>71.3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6508" calcext:value-type="float">
            <text:p>36508</text:p>
          </table:table-cell>
          <table:table-cell office:value-type="float" office:value="21287" calcext:value-type="float">
            <text:p>21287</text:p>
          </table:table-cell>
          <table:table-cell office:value-type="float" office:value="15221" calcext:value-type="float">
            <text:p>15221</text:p>
          </table:table-cell>
          <table:table-cell office:value-type="float" office:value="45495" calcext:value-type="float">
            <text:p>45495</text:p>
          </table:table-cell>
          <table:table-cell office:value-type="float" office:value="21527" calcext:value-type="float">
            <text:p>21527</text:p>
          </table:table-cell>
          <table:table-cell office:value-type="float" office:value="23968" calcext:value-type="float">
            <text:p>23968</text:p>
          </table:table-cell>
          <table:table-cell office:value-type="float" office:value="33103" calcext:value-type="float">
            <text:p>33103</text:p>
          </table:table-cell>
          <table:table-cell office:value-type="float" office:value="16799" calcext:value-type="float">
            <text:p>16799</text:p>
          </table:table-cell>
          <table:table-cell office:value-type="float" office:value="16304" calcext:value-type="float">
            <text:p>16304</text:p>
          </table:table-cell>
          <table:table-cell/>
          <table:table-cell table:formula="of:=[.K19]/[.E19]" office:value-type="percentage" office:value="1.07115169831154" calcext:value-type="percentage">
            <text:p>107.12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43016" calcext:value-type="float">
            <text:p>43016</text:p>
          </table:table-cell>
          <table:table-cell office:value-type="float" office:value="25802" calcext:value-type="float">
            <text:p>25802</text:p>
          </table:table-cell>
          <table:table-cell office:value-type="float" office:value="17214" calcext:value-type="float">
            <text:p>17214</text:p>
          </table:table-cell>
          <table:table-cell office:value-type="float" office:value="44469" calcext:value-type="float">
            <text:p>44469</text:p>
          </table:table-cell>
          <table:table-cell office:value-type="float" office:value="22270" calcext:value-type="float">
            <text:p>22270</text:p>
          </table:table-cell>
          <table:table-cell office:value-type="float" office:value="22199" calcext:value-type="float">
            <text:p>22199</text:p>
          </table:table-cell>
          <table:table-cell office:value-type="float" office:value="37765" calcext:value-type="float">
            <text:p>37765</text:p>
          </table:table-cell>
          <table:table-cell office:value-type="float" office:value="18638" calcext:value-type="float">
            <text:p>18638</text:p>
          </table:table-cell>
          <table:table-cell office:value-type="float" office:value="19127" calcext:value-type="float">
            <text:p>19127</text:p>
          </table:table-cell>
          <table:table-cell/>
          <table:table-cell table:formula="of:=[.K20]/[.E20]" office:value-type="percentage" office:value="1.11113047519461" calcext:value-type="percentage">
            <text:p>111.11%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21]/[.E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6692" calcext:value-type="float">
            <text:p>26692</text:p>
          </table:table-cell>
          <table:table-cell office:value-type="float" office:value="13957" calcext:value-type="float">
            <text:p>13957</text:p>
          </table:table-cell>
          <table:table-cell office:value-type="float" office:value="12735" calcext:value-type="float">
            <text:p>12735</text:p>
          </table:table-cell>
          <table:table-cell office:value-type="float" office:value="62553" calcext:value-type="float">
            <text:p>62553</text:p>
          </table:table-cell>
          <table:table-cell office:value-type="float" office:value="31708" calcext:value-type="float">
            <text:p>31708</text:p>
          </table:table-cell>
          <table:table-cell office:value-type="float" office:value="30845" calcext:value-type="float">
            <text:p>30845</text:p>
          </table:table-cell>
          <table:table-cell office:value-type="float" office:value="29880" calcext:value-type="float">
            <text:p>29880</text:p>
          </table:table-cell>
          <table:table-cell office:value-type="float" office:value="15252" calcext:value-type="float">
            <text:p>15252</text:p>
          </table:table-cell>
          <table:table-cell office:value-type="float" office:value="14628" calcext:value-type="float">
            <text:p>14628</text:p>
          </table:table-cell>
          <table:table-cell/>
          <table:table-cell table:formula="of:=[.K22]/[.E22]" office:value-type="percentage" office:value="1.14864546525324" calcext:value-type="percentage">
            <text:p>114.86%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23]/[.E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4083" calcext:value-type="float">
            <text:p>44083</text:p>
          </table:table-cell>
          <table:table-cell office:value-type="float" office:value="24709" calcext:value-type="float">
            <text:p>24709</text:p>
          </table:table-cell>
          <table:table-cell office:value-type="float" office:value="19374" calcext:value-type="float">
            <text:p>19374</text:p>
          </table:table-cell>
          <table:table-cell office:value-type="float" office:value="56757" calcext:value-type="float">
            <text:p>56757</text:p>
          </table:table-cell>
          <table:table-cell office:value-type="float" office:value="27279" calcext:value-type="float">
            <text:p>27279</text:p>
          </table:table-cell>
          <table:table-cell office:value-type="float" office:value="29478" calcext:value-type="float">
            <text:p>29478</text:p>
          </table:table-cell>
          <table:table-cell office:value-type="float" office:value="22317" calcext:value-type="float">
            <text:p>22317</text:p>
          </table:table-cell>
          <table:table-cell office:value-type="float" office:value="11418" calcext:value-type="float">
            <text:p>11418</text:p>
          </table:table-cell>
          <table:table-cell office:value-type="float" office:value="10899" calcext:value-type="float">
            <text:p>10899</text:p>
          </table:table-cell>
          <table:table-cell/>
          <table:table-cell table:formula="of:=[.K24]/[.E24]" office:value-type="percentage" office:value="0.562558067513162" calcext:value-type="percentage">
            <text:p>56.26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0121" calcext:value-type="float">
            <text:p>40121</text:p>
          </table:table-cell>
          <table:table-cell office:value-type="float" office:value="21633" calcext:value-type="float">
            <text:p>21633</text:p>
          </table:table-cell>
          <table:table-cell office:value-type="float" office:value="18488" calcext:value-type="float">
            <text:p>18488</text:p>
          </table:table-cell>
          <table:table-cell office:value-type="float" office:value="49140" calcext:value-type="float">
            <text:p>49140</text:p>
          </table:table-cell>
          <table:table-cell office:value-type="float" office:value="24391" calcext:value-type="float">
            <text:p>24391</text:p>
          </table:table-cell>
          <table:table-cell office:value-type="float" office:value="24749" calcext:value-type="float">
            <text:p>24749</text:p>
          </table:table-cell>
          <table:table-cell office:value-type="float" office:value="31167" calcext:value-type="float">
            <text:p>31167</text:p>
          </table:table-cell>
          <table:table-cell office:value-type="float" office:value="15718" calcext:value-type="float">
            <text:p>15718</text:p>
          </table:table-cell>
          <table:table-cell office:value-type="float" office:value="15449" calcext:value-type="float">
            <text:p>15449</text:p>
          </table:table-cell>
          <table:table-cell/>
          <table:table-cell table:formula="of:=[.K25]/[.E25]" office:value-type="percentage" office:value="0.835623106880139" calcext:value-type="percentage">
            <text:p>83.56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5132" calcext:value-type="float">
            <text:p>35132</text:p>
          </table:table-cell>
          <table:table-cell office:value-type="float" office:value="18223" calcext:value-type="float">
            <text:p>18223</text:p>
          </table:table-cell>
          <table:table-cell office:value-type="float" office:value="16909" calcext:value-type="float">
            <text:p>16909</text:p>
          </table:table-cell>
          <table:table-cell office:value-type="float" office:value="40814" calcext:value-type="float">
            <text:p>40814</text:p>
          </table:table-cell>
          <table:table-cell office:value-type="float" office:value="21208" calcext:value-type="float">
            <text:p>21208</text:p>
          </table:table-cell>
          <table:table-cell office:value-type="float" office:value="19606" calcext:value-type="float">
            <text:p>19606</text:p>
          </table:table-cell>
          <table:table-cell office:value-type="float" office:value="36941" calcext:value-type="float">
            <text:p>36941</text:p>
          </table:table-cell>
          <table:table-cell office:value-type="float" office:value="17583" calcext:value-type="float">
            <text:p>17583</text:p>
          </table:table-cell>
          <table:table-cell office:value-type="float" office:value="19358" calcext:value-type="float">
            <text:p>19358</text:p>
          </table:table-cell>
          <table:table-cell/>
          <table:table-cell table:formula="of:=[.K26]/[.E26]" office:value-type="percentage" office:value="1.14483411201136" calcext:value-type="percentage">
            <text:p>114.4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3118" calcext:value-type="float">
            <text:p>43118</text:p>
          </table:table-cell>
          <table:table-cell office:value-type="float" office:value="22928" calcext:value-type="float">
            <text:p>22928</text:p>
          </table:table-cell>
          <table:table-cell office:value-type="float" office:value="20190" calcext:value-type="float">
            <text:p>20190</text:p>
          </table:table-cell>
          <table:table-cell office:value-type="float" office:value="57332" calcext:value-type="float">
            <text:p>57332</text:p>
          </table:table-cell>
          <table:table-cell office:value-type="float" office:value="28254" calcext:value-type="float">
            <text:p>28254</text:p>
          </table:table-cell>
          <table:table-cell office:value-type="float" office:value="29078" calcext:value-type="float">
            <text:p>29078</text:p>
          </table:table-cell>
          <table:table-cell office:value-type="float" office:value="22116" calcext:value-type="float">
            <text:p>22116</text:p>
          </table:table-cell>
          <table:table-cell office:value-type="float" office:value="11299" calcext:value-type="float">
            <text:p>11299</text:p>
          </table:table-cell>
          <table:table-cell office:value-type="float" office:value="10817" calcext:value-type="float">
            <text:p>10817</text:p>
          </table:table-cell>
          <table:table-cell/>
          <table:table-cell table:formula="of:=[.K27]/[.E27]" office:value-type="percentage" office:value="0.535760277365032" calcext:value-type="percentage">
            <text:p>53.58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7093" calcext:value-type="float">
            <text:p>37093</text:p>
          </table:table-cell>
          <table:table-cell office:value-type="float" office:value="19386" calcext:value-type="float">
            <text:p>19386</text:p>
          </table:table-cell>
          <table:table-cell office:value-type="float" office:value="17707" calcext:value-type="float">
            <text:p>17707</text:p>
          </table:table-cell>
          <table:table-cell office:value-type="float" office:value="61106" calcext:value-type="float">
            <text:p>61106</text:p>
          </table:table-cell>
          <table:table-cell office:value-type="float" office:value="31030" calcext:value-type="float">
            <text:p>31030</text:p>
          </table:table-cell>
          <table:table-cell office:value-type="float" office:value="30076" calcext:value-type="float">
            <text:p>30076</text:p>
          </table:table-cell>
          <table:table-cell office:value-type="float" office:value="23798" calcext:value-type="float">
            <text:p>23798</text:p>
          </table:table-cell>
          <table:table-cell office:value-type="float" office:value="11939" calcext:value-type="float">
            <text:p>11939</text:p>
          </table:table-cell>
          <table:table-cell office:value-type="float" office:value="11859" calcext:value-type="float">
            <text:p>11859</text:p>
          </table:table-cell>
          <table:table-cell/>
          <table:table-cell table:formula="of:=[.K28]/[.E28]" office:value-type="percentage" office:value="0.669735132998249" calcext:value-type="percentage">
            <text:p>66.9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7100" calcext:value-type="float">
            <text:p>47100</text:p>
          </table:table-cell>
          <table:table-cell office:value-type="float" office:value="27270" calcext:value-type="float">
            <text:p>27270</text:p>
          </table:table-cell>
          <table:table-cell office:value-type="float" office:value="19830" calcext:value-type="float">
            <text:p>19830</text:p>
          </table:table-cell>
          <table:table-cell office:value-type="float" office:value="57495" calcext:value-type="float">
            <text:p>57495</text:p>
          </table:table-cell>
          <table:table-cell office:value-type="float" office:value="27865" calcext:value-type="float">
            <text:p>27865</text:p>
          </table:table-cell>
          <table:table-cell office:value-type="float" office:value="29630" calcext:value-type="float">
            <text:p>29630</text:p>
          </table:table-cell>
          <table:table-cell office:value-type="float" office:value="22345" calcext:value-type="float">
            <text:p>22345</text:p>
          </table:table-cell>
          <table:table-cell office:value-type="float" office:value="11463" calcext:value-type="float">
            <text:p>11463</text:p>
          </table:table-cell>
          <table:table-cell office:value-type="float" office:value="10882" calcext:value-type="float">
            <text:p>10882</text:p>
          </table:table-cell>
          <table:table-cell/>
          <table:table-cell table:formula="of:=[.K29]/[.E29]" office:value-type="percentage" office:value="0.548764498234998" calcext:value-type="percentage">
            <text:p>54.88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3745" calcext:value-type="float">
            <text:p>33745</text:p>
          </table:table-cell>
          <table:table-cell office:value-type="float" office:value="17201" calcext:value-type="float">
            <text:p>17201</text:p>
          </table:table-cell>
          <table:table-cell office:value-type="float" office:value="16544" calcext:value-type="float">
            <text:p>16544</text:p>
          </table:table-cell>
          <table:table-cell office:value-type="float" office:value="48392" calcext:value-type="float">
            <text:p>48392</text:p>
          </table:table-cell>
          <table:table-cell office:value-type="float" office:value="25199" calcext:value-type="float">
            <text:p>25199</text:p>
          </table:table-cell>
          <table:table-cell office:value-type="float" office:value="23193" calcext:value-type="float">
            <text:p>23193</text:p>
          </table:table-cell>
          <table:table-cell office:value-type="float" office:value="33930" calcext:value-type="float">
            <text:p>33930</text:p>
          </table:table-cell>
          <table:table-cell office:value-type="float" office:value="17229" calcext:value-type="float">
            <text:p>17229</text:p>
          </table:table-cell>
          <table:table-cell office:value-type="float" office:value="16701" calcext:value-type="float">
            <text:p>16701</text:p>
          </table:table-cell>
          <table:table-cell/>
          <table:table-cell table:formula="of:=[.K30]/[.E30]" office:value-type="percentage" office:value="1.00948984526112" calcext:value-type="percentage">
            <text:p>100.95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4021" calcext:value-type="float">
            <text:p>44021</text:p>
          </table:table-cell>
          <table:table-cell office:value-type="float" office:value="23960" calcext:value-type="float">
            <text:p>23960</text:p>
          </table:table-cell>
          <table:table-cell office:value-type="float" office:value="20061" calcext:value-type="float">
            <text:p>20061</text:p>
          </table:table-cell>
          <table:table-cell office:value-type="float" office:value="47784" calcext:value-type="float">
            <text:p>47784</text:p>
          </table:table-cell>
          <table:table-cell office:value-type="float" office:value="22866" calcext:value-type="float">
            <text:p>22866</text:p>
          </table:table-cell>
          <table:table-cell office:value-type="float" office:value="24918" calcext:value-type="float">
            <text:p>24918</text:p>
          </table:table-cell>
          <table:table-cell office:value-type="float" office:value="31592" calcext:value-type="float">
            <text:p>31592</text:p>
          </table:table-cell>
          <table:table-cell office:value-type="float" office:value="16849" calcext:value-type="float">
            <text:p>16849</text:p>
          </table:table-cell>
          <table:table-cell office:value-type="float" office:value="14743" calcext:value-type="float">
            <text:p>14743</text:p>
          </table:table-cell>
          <table:table-cell/>
          <table:table-cell table:formula="of:=[.K31]/[.E31]" office:value-type="percentage" office:value="0.734908528986591" calcext:value-type="percentage">
            <text:p>73.4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1387" calcext:value-type="float">
            <text:p>41387</text:p>
          </table:table-cell>
          <table:table-cell office:value-type="float" office:value="23860" calcext:value-type="float">
            <text:p>23860</text:p>
          </table:table-cell>
          <table:table-cell office:value-type="float" office:value="17527" calcext:value-type="float">
            <text:p>17527</text:p>
          </table:table-cell>
          <table:table-cell office:value-type="float" office:value="43564" calcext:value-type="float">
            <text:p>43564</text:p>
          </table:table-cell>
          <table:table-cell office:value-type="float" office:value="20573" calcext:value-type="float">
            <text:p>20573</text:p>
          </table:table-cell>
          <table:table-cell office:value-type="float" office:value="22991" calcext:value-type="float">
            <text:p>22991</text:p>
          </table:table-cell>
          <table:table-cell office:value-type="float" office:value="32080" calcext:value-type="float">
            <text:p>32080</text:p>
          </table:table-cell>
          <table:table-cell office:value-type="float" office:value="15669" calcext:value-type="float">
            <text:p>15669</text:p>
          </table:table-cell>
          <table:table-cell office:value-type="float" office:value="16411" calcext:value-type="float">
            <text:p>16411</text:p>
          </table:table-cell>
          <table:table-cell/>
          <table:table-cell table:formula="of:=[.K32]/[.E32]" office:value-type="percentage" office:value="0.936326810064472" calcext:value-type="percentage">
            <text:p>93.6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44026" calcext:value-type="float">
            <text:p>44026</text:p>
          </table:table-cell>
          <table:table-cell office:value-type="float" office:value="23723" calcext:value-type="float">
            <text:p>23723</text:p>
          </table:table-cell>
          <table:table-cell office:value-type="float" office:value="20303" calcext:value-type="float">
            <text:p>20303</text:p>
          </table:table-cell>
          <table:table-cell office:value-type="float" office:value="56117" calcext:value-type="float">
            <text:p>56117</text:p>
          </table:table-cell>
          <table:table-cell office:value-type="float" office:value="27865" calcext:value-type="float">
            <text:p>27865</text:p>
          </table:table-cell>
          <table:table-cell office:value-type="float" office:value="28252" calcext:value-type="float">
            <text:p>28252</text:p>
          </table:table-cell>
          <table:table-cell office:value-type="float" office:value="23500" calcext:value-type="float">
            <text:p>23500</text:p>
          </table:table-cell>
          <table:table-cell office:value-type="float" office:value="11896" calcext:value-type="float">
            <text:p>11896</text:p>
          </table:table-cell>
          <table:table-cell office:value-type="float" office:value="11604" calcext:value-type="float">
            <text:p>11604</text:p>
          </table:table-cell>
          <table:table-cell/>
          <table:table-cell table:formula="of:=[.K33]/[.E33]" office:value-type="percentage" office:value="0.571541151553958" calcext:value-type="percentage">
            <text:p>57.15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9932" calcext:value-type="float">
            <text:p>39932</text:p>
          </table:table-cell>
          <table:table-cell office:value-type="float" office:value="22795" calcext:value-type="float">
            <text:p>22795</text:p>
          </table:table-cell>
          <table:table-cell office:value-type="float" office:value="17137" calcext:value-type="float">
            <text:p>17137</text:p>
          </table:table-cell>
          <table:table-cell office:value-type="float" office:value="62607" calcext:value-type="float">
            <text:p>62607</text:p>
          </table:table-cell>
          <table:table-cell office:value-type="float" office:value="30912" calcext:value-type="float">
            <text:p>30912</text:p>
          </table:table-cell>
          <table:table-cell office:value-type="float" office:value="31695" calcext:value-type="float">
            <text:p>31695</text:p>
          </table:table-cell>
          <table:table-cell office:value-type="float" office:value="22266" calcext:value-type="float">
            <text:p>22266</text:p>
          </table:table-cell>
          <table:table-cell office:value-type="float" office:value="11347" calcext:value-type="float">
            <text:p>11347</text:p>
          </table:table-cell>
          <table:table-cell office:value-type="float" office:value="10919" calcext:value-type="float">
            <text:p>10919</text:p>
          </table:table-cell>
          <table:table-cell/>
          <table:table-cell table:formula="of:=[.K34]/[.E34]" office:value-type="percentage" office:value="0.637159362782284" calcext:value-type="percentage">
            <text:p>63.72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5]/[.E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6]/[.E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7]/[.E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8]/[.E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39543" calcext:value-type="float">
            <text:p>39543</text:p>
          </table:table-cell>
          <table:table-cell office:value-type="float" office:value="21229" calcext:value-type="float">
            <text:p>21229</text:p>
          </table:table-cell>
          <table:table-cell office:value-type="float" office:value="18314" calcext:value-type="float">
            <text:p>18314</text:p>
          </table:table-cell>
          <table:table-cell office:value-type="float" office:value="49358" calcext:value-type="float">
            <text:p>49358</text:p>
          </table:table-cell>
          <table:table-cell office:value-type="float" office:value="23385" calcext:value-type="float">
            <text:p>23385</text:p>
          </table:table-cell>
          <table:table-cell office:value-type="float" office:value="25973" calcext:value-type="float">
            <text:p>25973</text:p>
          </table:table-cell>
          <table:table-cell office:value-type="float" office:value="31089" calcext:value-type="float">
            <text:p>31089</text:p>
          </table:table-cell>
          <table:table-cell office:value-type="float" office:value="16342" calcext:value-type="float">
            <text:p>16342</text:p>
          </table:table-cell>
          <table:table-cell office:value-type="float" office:value="14747" calcext:value-type="float">
            <text:p>14747</text:p>
          </table:table-cell>
          <table:table-cell/>
          <table:table-cell table:formula="of:=[.K39]/[.E39]" office:value-type="percentage" office:value="0.805230970841979" calcext:value-type="percentage">
            <text:p>80.5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2115" calcext:value-type="float">
            <text:p>32115</text:p>
          </table:table-cell>
          <table:table-cell office:value-type="float" office:value="16657" calcext:value-type="float">
            <text:p>16657</text:p>
          </table:table-cell>
          <table:table-cell office:value-type="float" office:value="15458" calcext:value-type="float">
            <text:p>15458</text:p>
          </table:table-cell>
          <table:table-cell office:value-type="float" office:value="50073" calcext:value-type="float">
            <text:p>50073</text:p>
          </table:table-cell>
          <table:table-cell office:value-type="float" office:value="26197" calcext:value-type="float">
            <text:p>26197</text:p>
          </table:table-cell>
          <table:table-cell office:value-type="float" office:value="23876" calcext:value-type="float">
            <text:p>23876</text:p>
          </table:table-cell>
          <table:table-cell office:value-type="float" office:value="36465" calcext:value-type="float">
            <text:p>36465</text:p>
          </table:table-cell>
          <table:table-cell office:value-type="float" office:value="17582" calcext:value-type="float">
            <text:p>17582</text:p>
          </table:table-cell>
          <table:table-cell office:value-type="float" office:value="18883" calcext:value-type="float">
            <text:p>18883</text:p>
          </table:table-cell>
          <table:table-cell/>
          <table:table-cell table:formula="of:=[.K40]/[.E40]" office:value-type="percentage" office:value="1.22156812006728" calcext:value-type="percentage">
            <text:p>122.16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4862" calcext:value-type="float">
            <text:p>34862</text:p>
          </table:table-cell>
          <table:table-cell office:value-type="float" office:value="19292" calcext:value-type="float">
            <text:p>19292</text:p>
          </table:table-cell>
          <table:table-cell office:value-type="float" office:value="15570" calcext:value-type="float">
            <text:p>15570</text:p>
          </table:table-cell>
          <table:table-cell office:value-type="float" office:value="54953" calcext:value-type="float">
            <text:p>54953</text:p>
          </table:table-cell>
          <table:table-cell office:value-type="float" office:value="27526" calcext:value-type="float">
            <text:p>27526</text:p>
          </table:table-cell>
          <table:table-cell office:value-type="float" office:value="27427" calcext:value-type="float">
            <text:p>27427</text:p>
          </table:table-cell>
          <table:table-cell office:value-type="float" office:value="32281" calcext:value-type="float">
            <text:p>32281</text:p>
          </table:table-cell>
          <table:table-cell office:value-type="float" office:value="16154" calcext:value-type="float">
            <text:p>16154</text:p>
          </table:table-cell>
          <table:table-cell office:value-type="float" office:value="16127" calcext:value-type="float">
            <text:p>16127</text:p>
          </table:table-cell>
          <table:table-cell/>
          <table:table-cell table:formula="of:=[.K41]/[.E41]" office:value-type="percentage" office:value="1.03577392421323" calcext:value-type="percentage">
            <text:p>103.5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58:56.055473411</dc:date>
    <meta:editing-duration>PT56S</meta:editing-duration>
    <meta:editing-cycles>1</meta:editing-cycles>
    <meta:document-statistic meta:table-count="1" meta:cell-count="491" meta:object-count="0"/>
    <meta:generator>LibreOffice/5.1.6.2$Linux_X86_64 LibreOffice_project/10m0$Build-2</meta:generator>
  </office:meta>
</office:document-meta>
</file>